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1bc434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cacbe0" officeooo:paragraph-rsid="01cdaa69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tyle="italic" officeooo:paragraph-rsid="01de4cea" style:font-style-asian="italic" style:font-style-complex="italic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983cf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1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2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3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4" style:family="paragraph" style:parent-style-name="Text_20_body">
      <style:paragraph-properties fo:text-align="start" style:justify-single-word="false"/>
      <style:text-properties officeooo:paragraph-rsid="001756f7"/>
    </style:style>
    <style:style style:name="P65" style:family="paragraph" style:parent-style-name="Text_20_body">
      <style:text-properties officeooo:rsid="02e82a24" officeooo:paragraph-rsid="001756f7" style:font-size-asian="12pt"/>
    </style:style>
    <style:style style:name="P66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3" style:family="paragraph" style:parent-style-name="Text_20_body">
      <style:text-properties officeooo:rsid="02e82a24" officeooo:paragraph-rsid="00bb0ca2" style:font-size-asian="12pt"/>
    </style:style>
    <style:style style:name="P74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0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2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3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ize="13pt" fo:font-style="italic" officeooo:rsid="01c21af7" style:font-size-asian="11.3500003814697pt" style:font-style-asian="italic" style:font-size-complex="13pt" style:font-style-complex="italic"/>
    </style:style>
    <style:style style:name="T133" style:family="text">
      <style:text-properties officeooo:rsid="01c64013"/>
    </style:style>
    <style:style style:name="T134" style:family="text">
      <style:text-properties officeooo:rsid="01ca5900"/>
    </style:style>
    <style:style style:name="T135" style:family="text">
      <style:text-properties officeooo:rsid="01c8ba2d"/>
    </style:style>
    <style:style style:name="T136" style:family="text">
      <style:text-properties officeooo:rsid="01cc0b61"/>
    </style:style>
    <style:style style:name="T137" style:family="text">
      <style:text-properties officeooo:rsid="01cdb91a"/>
    </style:style>
    <style:style style:name="T138" style:family="text">
      <style:text-properties officeooo:rsid="01cded41"/>
    </style:style>
    <style:style style:name="T139" style:family="text">
      <style:text-properties officeooo:rsid="01d17a11"/>
    </style:style>
    <style:style style:name="T140" style:family="text">
      <style:text-properties officeooo:rsid="01d2ad41"/>
    </style:style>
    <style:style style:name="T141" style:family="text">
      <style:text-properties officeooo:rsid="01d4f771"/>
    </style:style>
    <style:style style:name="T142" style:family="text">
      <style:text-properties officeooo:rsid="01d5bd39"/>
    </style:style>
    <style:style style:name="T143" style:family="text">
      <style:text-properties officeooo:rsid="01d7ba92"/>
    </style:style>
    <style:style style:name="T144" style:family="text">
      <style:text-properties officeooo:rsid="01d9172e"/>
    </style:style>
    <style:style style:name="T145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46" style:family="text">
      <style:text-properties officeooo:rsid="01de4cea"/>
    </style:style>
    <style:style style:name="T147" style:family="text">
      <style:text-properties officeooo:rsid="01e3a981"/>
    </style:style>
    <style:style style:name="T148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49" style:family="text">
      <style:text-properties fo:font-weight="normal" style:font-weight-asian="normal" style:font-weight-complex="normal"/>
    </style:style>
    <style:style style:name="T150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51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52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53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54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55" style:family="text">
      <style:text-properties officeooo:rsid="038d9d4d"/>
    </style:style>
    <style:style style:name="T156" style:family="text">
      <style:text-properties officeooo:rsid="038dd9cf"/>
    </style:style>
    <style:style style:name="T157" style:family="text">
      <style:text-properties officeooo:rsid="0025668c"/>
    </style:style>
    <style:style style:name="T1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9" style:family="text">
      <style:text-properties fo:font-weight="normal" officeooo:rsid="01e97238" style:font-weight-asian="normal" style:font-weight-complex="normal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3" style:family="text">
      <style:text-properties fo:font-style="normal" style:font-style-asian="normal" style:font-style-complex="normal"/>
    </style:style>
    <style:style style:name="T164" style:family="text">
      <style:text-properties officeooo:rsid="00bb3130"/>
    </style:style>
    <style:style style:name="T165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</text:span></text:p>
      <text:p text:style-name="P51"/>
      <text:p text:style-name="P52">To minimise downtime, as well as ensure compatibility with the planned updates; p<text:span text:style-name="T133">atches </text:span><text:span text:style-name="T134">and updates</text:span><text:span text:style-name="T133"> should first be tested in a </text:span><text:span text:style-name="T135">local</text:span><text:span text:style-name="T133"> development environment </text:span>that mirrors the VPS as closely as possible. <text:span text:style-name="T136">This can be accomplished</text:span> <text:span text:style-name="T136">with</text:span> Docker. <text:span text:style-name="T137">By creating an image of the VPS’ operating system, and then running that image in a local development environment, </text:span><text:span text:style-name="T138">we can </text:span><text:span text:style-name="T139">carry out updates and patches manually, test for vulnerabilities, all the while the VPS is still </text:span><text:span text:style-name="T140">providing its service</text:span><text:span text:style-name="T139">.</text:span></text:p>
      <text:p text:style-name="P53"/>
      <text:p text:style-name="P54">To further increase security and <text:span text:style-name="T141">minimise the impact of unforeseen factors, a full backup of the VPS can also be made to a removable media. </text:span><text:span text:style-name="T142">This ensures that even if </text:span><text:span text:style-name="T143">the patches fail due to unknown factors, </text:span><text:span text:style-name="T144">the VPS can still be rolled back to the last working version.</text:span></text:p>
      <text:p text:style-name="P55"><text:span text:style-name="T145">“</text:span>‘Critical’ patches <text:span text:style-name="T146">[should </text:span><text:span text:style-name="T147">be</text:span><text:span text:style-name="T146">]</text:span> deployed within 14 calendar days of a patch becoming available<text:span text:style-name="T145">” </text:span><text:span text:style-name="T148">(CESG, 2014)</text:span></text:p>
      <text:p text:style-name="P56">National Cyber Security Centre <text:span text:style-name="T149">(2024) </text:span></text:p>
      <text:p text:style-name="P57"/>
      <text:p text:style-name="P57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8"/>
      <text:p text:style-name="P59"/>
      <text:p text:style-name="P59"/>
      <text:p text:style-name="P59"/>
      <text:p text:style-name="P60"/>
      <text:p text:style-name="P25"/>
      <text:p text:style-name="P25"/>
      <text:list text:style-name="WWNum5">
        <text:list-item text:start-value="1">
          <text:p text:style-name="P61">Currently hosted on a single VPS (Virtual Private Server) running Ubuntu, with a PostgreSQL database on the same machine. The VPS costs the charity approximately £25/month.</text:p>
        </text:list-item>
        <text:list-item>
          <text:p text:style-name="P61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2"/>
      <text:p text:style-name="P25"><text:soft-page-break/></text:p>
      <text:p text:style-name="P63">References</text:p>
      <text:p text:style-name="P64"><text:span text:style-name="Strong_20_Emphasis"><text:span text:style-name="T150">GD</text:span></text:span><text:span text:style-name="Strong_20_Emphasis"><text:span text:style-name="T151">P</text:span></text:span><text:span text:style-name="Strong_20_Emphasis"><text:span text:style-name="T150">R</text:span></text:span><text:span text:style-name="T152"> (</text:span>2018<text:span text:style-name="T152">) </text:span><text:span text:style-name="Emphasis"><text:span text:style-name="T152">General Data Protection Regulation.</text:span></text:span><text:span text:style-name="T152"> Available at: </text:span><text:a xlink:type="simple" xlink:href="https://gdpr-info.eu/" text:style-name="Internet_20_link" text:visited-style-name="Visited_20_Internet_20_Link"><text:span text:style-name="T152">https://gdpr-info.eu/</text:span></text:a><text:span text:style-name="T152"> (</text:span><text:span text:style-name="T153">Accessed: </text:span><text:span text:style-name="T154">5 </text:span><text:span text:style-name="T153"><text:s/></text:span><text:span text:style-name="T154">May</text:span><text:span text:style-name="T153"> 2026</text:span><text:span text:style-name="T152">).</text:span></text:p>
      <text:p text:style-name="P65"><text:span text:style-name="Strong_20_Emphasis">Data Protection Act 2018</text:span> (2018) <text:span text:style-name="Emphasis">c.12.</text:span> London: The Stationery Office. <text:span text:style-name="T155">Available at: </text:span><text:a xlink:type="simple" xlink:href="https://www.legislation.gov.uk/ukpga/2018/12" text:style-name="Internet_20_link" text:visited-style-name="Visited_20_Internet_20_Link"><text:span text:style-name="T155">https://www.legislation.gov.uk/ukpga/2018/12</text:span></text:a><text:span text:style-name="T155"> </text:span><text:span text:style-name="T156">(Accessed: </text:span><text:span text:style-name="T157">5 May</text:span><text:span text:style-name="T156"> 2026).</text:span></text:p>
      <text:p text:style-name="P66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56">Accessed: </text:span><text:span text:style-name="T157">5</text:span><text:span text:style-name="T156"> </text:span><text:span text:style-name="T157">May</text:span><text:span text:style-name="T156"> 2026</text:span>).</text:p>
      <text:p text:style-name="P67">National Cyber Security Centre <text:span text:style-name="T149">(2021) </text:span><text:span text:style-name="T158">Top tips for staying secure online.</text:span><text:span text:style-name="T149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49">https://www.ncsc.gov.uk/collection/top-tips-for-staying-secure-online/always-back-up-your-most-important-data#section_3</text:span></text:a><text:span text:style-name="T149"> (Accessed 5 May 2026).</text:span></text:p>
      <text:p text:style-name="P68">National Cyber Security Centre <text:span text:style-name="T149">(2024) </text:span><text:span text:style-name="T158">Vulnerability management</text:span><text:span text:style-name="T149">. Available at: </text:span><text:a xlink:type="simple" xlink:href="https://www.ncsc.gov.uk/collection/vulnerability-management" text:style-name="Internet_20_link" text:visited-style-name="Visited_20_Internet_20_Link"><text:span text:style-name="T149">https://www.ncsc.gov.uk/collection/vulnerability-management</text:span></text:a><text:span text:style-name="T149"> </text:span><text:span text:style-name="T159">(Accessed: 6 May 2026).</text:span></text:p>
      <text:p text:style-name="P69"><text:span text:style-name="T16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0">Rubber Duck Debugging <text:span text:style-name="T149">(n.d.) </text:span><text:span text:style-name="T158">Debugging Software with a Rubber Ducky. </text:span><text:span text:style-name="T161">Available at: </text:span><text:a xlink:type="simple" xlink:href="https://rubberduckdebugging.com/" text:style-name="Internet_20_link" text:visited-style-name="Visited_20_Internet_20_Link"><text:span text:style-name="T161">https://rubberduckdebugging.com/</text:span></text:a><text:span text:style-name="T161"> (Accessed: 5 May 2026)</text:span></text:p>
      <text:p text:style-name="P71"><text:span text:style-name="T162">Luka Netzler, Brian Lovell</text:span><text:span text:style-name="T16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2">Christoph Bamberg, Julia Reinchenberger, Jens Blechert <text:span text:style-name="T149">(2025) </text:span><text:span text:style-name="T158">Stable cognitive performance while adapting to intermittent fasting: A randomised controlled trial</text:span><text:span text:style-name="T161">. Available at: </text:span><text:a xlink:type="simple" xlink:href="https://journals.sagepub.com/doi/10.1177/13591053251351204" text:style-name="Internet_20_link" text:visited-style-name="Visited_20_Internet_20_Link"><text:span text:style-name="T161">https://journals.sagepub.com/doi/10.1177/13591053251351204</text:span></text:a><text:span text:style-name="T161"> (Accessed: 5 May 2026).</text:span></text:p>
      <text:p text:style-name="P73"><text:span text:style-name="Strong_20_Emphasis">Information Commissioner’s Office (ICO)</text:span> (2024<text:span text:style-name="T16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56">Accessed: </text:span><text:span text:style-name="T165">5 May </text:span><text:span text:style-name="T156">2026</text:span>).</text:p>
      <text:p text:style-name="P74">Dominik H Pesta, Varman T Samuel <text:span text:style-name="T149">(2014) </text:span><text:span text:style-name="T158">A high-protein diet for reducing body fat: mechanisms and possible caveats.</text:span><text:span text:style-name="T149"> Available at: </text:span><text:a xlink:type="simple" xlink:href="https://link.springer.com/article/10.1186/1743-7075-11-53" text:style-name="Internet_20_link" text:visited-style-name="Visited_20_Internet_20_Link"><text:span text:style-name="T149">https://link.springer.com/article/10.1186/1743-7075-11-53</text:span></text:a><text:span text:style-name="T149"> (Accessed: 5 May 2026).</text:span></text:p>
      <text:p text:style-name="P75"/>
      <text:p text:style-name="P76">Craig A. Williamson, Jari J. Morganti, Hannah E. Smithson <text:span text:style-name="T149">(2023) </text:span><text:span text:style-name="T158">Bright-light distractions and visual performance</text:span><text:span text:style-name="T149">. Available at: </text:span><text:a xlink:type="simple" xlink:href="https://www.frontiersin.org/journals/psychology/articles/10.3389/fpsyg.2023.1088975/full" text:style-name="Internet_20_link" text:visited-style-name="Visited_20_Internet_20_Link"><text:span text:style-name="T149">https://www.frontiersin.org/journals/psychology/articles/10.3389/fpsyg.2023.1088975/full</text:span></text:a><text:span text:style-name="T149"> (Accessed: 5 May 2026).</text:span></text:p>
      <text:p text:style-name="P77"/>
      <text:p text:style-name="P78">Ning Ding, Daniel Wagner, Xiaomeng Chen, Abhinav Pathak, Y. Charlie Hu, Andrew Rice <text:span text:style-name="T149">(2013) </text:span><text:span text:style-name="T158">Characterizing and modeling the impact of wireless signal strength on smartphone battery drain. </text:span><text:span text:style-name="T161">Available at: </text:span><text:a xlink:type="simple" xlink:href="https://dl.acm.org/doi/10.1145/2494232.2466586" text:style-name="Internet_20_link" text:visited-style-name="Visited_20_Internet_20_Link"><text:span text:style-name="T161">https://dl.acm.org/doi/10.1145/2494232.2466586</text:span></text:a><text:span text:style-name="T161"> (Accessed: 5 May 2026)</text:span></text:p>
      <text:p text:style-name="P79"/>
      <text:p text:style-name="P80">The Postman Team <text:span text:style-name="T149">(2025) </text:span><text:span text:style-name="T158">What are HTTP status codes? Complete Guide for API Developers</text:span><text:span text:style-name="T149">. Available at: </text:span><text:a xlink:type="simple" xlink:href="https://blog.postman.com/what-are-http-status-codes/" text:style-name="Internet_20_link" text:visited-style-name="Visited_20_Internet_20_Link"><text:span text:style-name="T149">https://blog.postman.com/what-are-http-status-codes/</text:span></text:a><text:span text:style-name="T149"> (Accessed: 6 May 2026)</text:span></text:p>
      <text:p text:style-name="P81"/>
      <text:p text:style-name="P82">Ubuntu <text:span text:style-name="T149">(n.d.) </text:span><text:span text:style-name="T158">Vulnerability management tools in Ubuntu.</text:span><text:span text:style-name="T161"> Available at: </text:span><text:a xlink:type="simple" xlink:href="https://ubuntu.com/security/vulnerability-management" text:style-name="Internet_20_link" text:visited-style-name="Visited_20_Internet_20_Link"><text:span text:style-name="T161">https://ubuntu.com/security/vulnerability-management</text:span></text:a><text:span text:style-name="T161"> (Accessed: 6 May 2026)</text:span></text:p>
      <text:p text:style-name="P83"/>
      <text:p text:style-name="P84">Trevor Atkins <text:span text:style-name="T149">(2002) </text:span><text:span text:style-name="T158">Create a Lightweight Testing Framework. </text:span><text:span text:style-name="T149">Available at: </text:span><text:a xlink:type="simple" xlink:href="https://thinktesting.com/articles/a-lightweight-testing-framework/" text:style-name="Internet_20_link" text:visited-style-name="Visited_20_Internet_20_Link"><text:span text:style-name="T149">https://thinktesting.com/articles/a-lightweight-testing-framework/</text:span></text:a><text:span text:style-name="T149"> (Accessed: 6 May 2026)</text:span></text:p>
      <text:p text:style-name="P85"/>
      <text:p text:style-name="P86">CESG <text:span text:style-name="T149">(2014) </text:span><text:span text:style-name="T158">Implementing the cloud security principles. </text:span><text:span text:style-name="T149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49">https://www.gov.uk/government/publications/implementing-the-cloud-security-principles/implementing-the-cloud-security-principles</text:span></text:a><text:span text:style-name="T149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08:11.439895866</dc:date>
    <meta:editing-duration>PT13H20M44S</meta:editing-duration>
    <meta:editing-cycles>364</meta:editing-cycles>
    <meta:document-statistic meta:table-count="0" meta:image-count="0" meta:object-count="0" meta:page-count="6" meta:paragraph-count="70" meta:word-count="2029" meta:character-count="14185" meta:non-whitespace-character-count="12222"/>
  </office:meta>
</office:document-meta>
</file>